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customer.entity.description" text:name="invalidField"/>
        <text:user-field-decl office:value-type="string" office:string-value="startTime" text:name="vaccinationDate"/>
      </text:user-field-decls>
      <text:p text:style-name="P1">OpenVPMS Veterinary Practice</text:p>
      <text:p text:style-name="P2"/>
      <text:p text:style-name="P2">181 Boronia Road</text:p>
      <text:p text:style-name="P2">BORONIA , <text:s/>VIC, 3155</text:p>
      <text:p text:style-name="P2">Phone: <text:s/>(03) 97623177 </text:p>
      <text:p text:style-name="P2"/>
      <text:p text:style-name="Standard"/>
      <text:p text:style-name="Standard"/>
      <text:p text:style-name="Standard"/>
      <text:p text:style-name="P3">Vaccination Certificate</text:p>
      <text:p text:style-name="P3"/>
      <text:p text:style-name="P3"/>
      <text:p text:style-name="Standard">This is to certify that <text:user-field-get text:name="patientName">patient.entity.name</text:user-field-get> <text:s text:c="2"/>(<text:user-field-get text:name="patientDescription">patient.entity.description</text:user-field-get> ) was vaccinated at the OpenVPMS Veterinary clinic on <text:s/><text:user-field-get text:name="vaccinationDate">startTime</text:user-field-get>.</text:p>
      <text:p text:style-name="Standard"/>
      <text:p text:style-name="Standard"/>
      <text:p text:style-name="Standard">On behalf of OpenVPMS Veterinary Clinic.</text:p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___</text:p>
      <text:p text:style-name="Standard">Veterinar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ny De Keizer</meta:initial-creator>
    <meta:creation-date>2006-08-09T14:03:22</meta:creation-date>
    <dc:creator>Tony De Keizer</dc:creator>
    <dc:date>2006-11-08T12:06:06</dc:date>
    <dc:language>en-US</dc:language>
    <meta:editing-cycles>12</meta:editing-cycles>
    <meta:editing-duration>PT2H5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4" meta:character-count="282"/>
  </office:meta>
</office:document-meta>
</file>